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84H35M22.757051001S" calcext:value-type="time">
            <text:p>1684:3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/>
          <table:table-cell table:formula="of:=IF([.C337]-[.B337] &gt; 0; [.C337]-[.B3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7]-[.F337] &gt; 0; [.G337]-[.F337]; 0)" office:value-type="time" office:time-value="PT00H00M00S" calcext:value-type="time">
            <text:p>00:00</text:p>
          </table:table-cell>
          <table:table-cell table:formula="of:=[.D337]+[.H337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vatar initial aim improvement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38]-[.B338] &gt; 0; [.C338]-[.B3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8]-[.F338] &gt; 0; [.G338]-[.F338]; 0)" office:value-type="time" office:time-value="PT00H00M00S" calcext:value-type="time">
            <text:p>00:00</text:p>
          </table:table-cell>
          <table:table-cell table:formula="of:=[.D338]+[.H3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9]-[.B339] &gt; 0; [.C339]-[.B3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9]-[.F339] &gt; 0; [.G339]-[.F339]; 0)" office:value-type="time" office:time-value="PT00H00M00S" calcext:value-type="time">
            <text:p>00:00</text:p>
          </table:table-cell>
          <table:table-cell table:formula="of:=[.D339]+[.H3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0]-[.B340] &gt; 0; [.C340]-[.B3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0]-[.F340] &gt; 0; [.G340]-[.F340]; 0)" office:value-type="time" office:time-value="PT00H00M00S" calcext:value-type="time">
            <text:p>00:00</text:p>
          </table:table-cell>
          <table:table-cell table:formula="of:=[.D340]+[.H3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1]-[.B341] &gt; 0; [.C341]-[.B3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4]-[.B344] &gt; 0; [.C344]-[.B3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 style:data-style-name="N2" text:time-value="07:55:22.7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09T08:49:27.164000000</dc:date>
    <meta:editing-duration>P75DT10H45M43S</meta:editing-duration>
    <meta:editing-cycles>1983</meta:editing-cycles>
    <meta:generator>LibreOffice/7.2.6.2$Windows_X86_64 LibreOffice_project/b0ec3a565991f7569a5a7f5d24fed7f52653d754</meta:generator>
    <dc:creator>Benjamin Laws</dc:creator>
    <meta:document-statistic meta:table-count="2" meta:cell-count="2493" meta:object-count="0"/>
  </office:meta>
</office:document-meta>
</file>